
<file path=META-INF/manifest.xml><?xml version="1.0" encoding="utf-8"?>
<prfx1:manifest xmlns:prfx1="urn:oasis:names:tc:opendocument:xmlns:manifest:1.0" prfx1:version="1.2">
  <prfx1:file-entry prfx1:media-type="application/vnd.oasis.opendocument.spreadsheet" prfx1:full-path="/"/>
  <prfx1:file-entry prfx1:media-type="text/xml" prfx1:full-path="content.xml"/>
</prfx1:manifest>
</file>

<file path=content.xml><?xml version="1.0" encoding="utf-8"?>
<prfx1:document-content xmlns:prfx1="urn:oasis:names:tc:opendocument:xmlns:office:1.0" prfx1:version="1.2">
  <prfx1:body>
    <prfx1:spreadsheet>
      <prfx2:table xmlns:prfx2="urn:oasis:names:tc:opendocument:xmlns:table:1.0" prfx2:name="dcf">
        <prfx2:table-column prfx2:style-name="col1" prfx2:number-columns-repeated="256" prfx2:default-cell-style-name="ce2"/>
        <prfx2:table-row>
          <prfx2:table-cell prfx1:value-type="string" prfx1:string-value="years">
            <prfx3:p xmlns:prfx3="urn:oasis:names:tc:opendocument:xmlns:text:1.0">years</prfx3:p>
          </prfx2:table-cell>
          <prfx2:table-cell prfx1:value-type="float" prfx1:value="2020">
            <prfx3:p xmlns:prfx3="urn:oasis:names:tc:opendocument:xmlns:text:1.0">2020</prfx3:p>
          </prfx2:table-cell>
          <prfx2:table-cell prfx1:value-type="float" prfx1:value="2021">
            <prfx3:p xmlns:prfx3="urn:oasis:names:tc:opendocument:xmlns:text:1.0">2021</prfx3:p>
          </prfx2:table-cell>
          <prfx2:table-cell prfx1:value-type="float" prfx1:value="2022">
            <prfx3:p xmlns:prfx3="urn:oasis:names:tc:opendocument:xmlns:text:1.0">2022</prfx3:p>
          </prfx2:table-cell>
          <prfx2:table-cell prfx1:value-type="float" prfx1:value="2023">
            <prfx3:p xmlns:prfx3="urn:oasis:names:tc:opendocument:xmlns:text:1.0">2023</prfx3:p>
          </prfx2:table-cell>
        </prfx2:table-row>
        <prfx2:table-row>
          <prfx2:table-cell prfx1:value-type="string" prfx1:string-value="cashflows">
            <prfx3:p xmlns:prfx3="urn:oasis:names:tc:opendocument:xmlns:text:1.0">cashflows</prfx3:p>
          </prfx2:table-cell>
          <prfx2:table-cell prfx1:value-type="float" prfx1:value="-100">
            <prfx3:p xmlns:prfx3="urn:oasis:names:tc:opendocument:xmlns:text:1.0">-100</prfx3:p>
          </prfx2:table-cell>
          <prfx2:table-cell prfx1:value-type="float" prfx1:value="-50">
            <prfx3:p xmlns:prfx3="urn:oasis:names:tc:opendocument:xmlns:text:1.0">-50</prfx3:p>
          </prfx2:table-cell>
          <prfx2:table-cell prfx1:value-type="float" prfx1:value="150">
            <prfx3:p xmlns:prfx3="urn:oasis:names:tc:opendocument:xmlns:text:1.0">150</prfx3:p>
          </prfx2:table-cell>
          <prfx2:table-cell prfx1:value-type="float" prfx1:value="500">
            <prfx3:p xmlns:prfx3="urn:oasis:names:tc:opendocument:xmlns:text:1.0">500</prfx3:p>
          </prfx2:table-cell>
        </prfx2:table-row>
        <prfx2:table-row>
          <prfx2:table-cell prfx1:value-type="string" prfx1:string-value="terminal-growth">
            <prfx3:p xmlns:prfx3="urn:oasis:names:tc:opendocument:xmlns:text:1.0">terminal-growth</prfx3:p>
          </prfx2:table-cell>
          <prfx2:table-cell prfx1:value-type="float" prfx1:value="0.03">
            <prfx3:p xmlns:prfx3="urn:oasis:names:tc:opendocument:xmlns:text:1.0">0.03</prfx3:p>
          </prfx2:table-cell>
        </prfx2:table-row>
        <prfx2:table-row>
          <prfx2:table-cell prfx1:value-type="string" prfx1:string-value="discount-rate">
            <prfx3:p xmlns:prfx3="urn:oasis:names:tc:opendocument:xmlns:text:1.0">discount-rate</prfx3:p>
          </prfx2:table-cell>
          <prfx2:table-cell prfx1:value-type="float" prfx1:value="0.1">
            <prfx3:p xmlns:prfx3="urn:oasis:names:tc:opendocument:xmlns:text:1.0">0.1</prfx3:p>
          </prfx2:table-cell>
        </prfx2:table-row>
        <prfx2:table-row>
          <prfx2:table-cell prfx1:value-type="string" prfx1:string-value="year">
            <prfx3:p xmlns:prfx3="urn:oasis:names:tc:opendocument:xmlns:text:1.0">year</prfx3:p>
          </prfx2:table-cell>
          <prfx2:table-cell prfx1:value-type="float" prfx1:value="2020" prfx2:formula="[.B1]">
            <prfx3:p xmlns:prfx3="urn:oasis:names:tc:opendocument:xmlns:text:1.0">2020</prfx3:p>
          </prfx2:table-cell>
          <prfx2:table-cell prfx1:value-type="float" prfx1:value="2021" prfx2:formula="[.C1]">
            <prfx3:p xmlns:prfx3="urn:oasis:names:tc:opendocument:xmlns:text:1.0">2021</prfx3:p>
          </prfx2:table-cell>
          <prfx2:table-cell prfx1:value-type="float" prfx1:value="2022" prfx2:formula="[.D1]">
            <prfx3:p xmlns:prfx3="urn:oasis:names:tc:opendocument:xmlns:text:1.0">2022</prfx3:p>
          </prfx2:table-cell>
          <prfx2:table-cell prfx1:value-type="float" prfx1:value="2023" prfx2:formula="[.E1]">
            <prfx3:p xmlns:prfx3="urn:oasis:names:tc:opendocument:xmlns:text:1.0">2023</prfx3:p>
          </prfx2:table-cell>
        </prfx2:table-row>
        <prfx2:table-row>
          <prfx2:table-cell prfx1:value-type="string" prfx1:string-value="cashflow">
            <prfx3:p xmlns:prfx3="urn:oasis:names:tc:opendocument:xmlns:text:1.0">cashflow</prfx3:p>
          </prfx2:table-cell>
          <prfx2:table-cell prfx1:value-type="float" prfx1:value="-100" prfx2:formula="[.B2]">
            <prfx3:p xmlns:prfx3="urn:oasis:names:tc:opendocument:xmlns:text:1.0">-100</prfx3:p>
          </prfx2:table-cell>
          <prfx2:table-cell prfx1:value-type="float" prfx1:value="-50" prfx2:formula="[.C2]">
            <prfx3:p xmlns:prfx3="urn:oasis:names:tc:opendocument:xmlns:text:1.0">-50</prfx3:p>
          </prfx2:table-cell>
          <prfx2:table-cell prfx1:value-type="float" prfx1:value="150" prfx2:formula="[.D2]">
            <prfx3:p xmlns:prfx3="urn:oasis:names:tc:opendocument:xmlns:text:1.0">150</prfx3:p>
          </prfx2:table-cell>
          <prfx2:table-cell prfx1:value-type="float" prfx1:value="500" prfx2:formula="[.E2]">
            <prfx3:p xmlns:prfx3="urn:oasis:names:tc:opendocument:xmlns:text:1.0">500</prfx3:p>
          </prfx2:table-cell>
        </prfx2:table-row>
        <prfx2:table-row>
          <prfx2:table-cell prfx1:value-type="string" prfx1:string-value="year">
            <prfx3:p xmlns:prfx3="urn:oasis:names:tc:opendocument:xmlns:text:1.0">year</prfx3:p>
          </prfx2:table-cell>
          <prfx2:table-cell prfx1:value-type="float" prfx1:value="2020" prfx2:formula="[.B5]">
            <prfx3:p xmlns:prfx3="urn:oasis:names:tc:opendocument:xmlns:text:1.0">2020</prfx3:p>
          </prfx2:table-cell>
          <prfx2:table-cell prfx1:value-type="float" prfx1:value="2021" prfx2:formula="[.C5]">
            <prfx3:p xmlns:prfx3="urn:oasis:names:tc:opendocument:xmlns:text:1.0">2021</prfx3:p>
          </prfx2:table-cell>
          <prfx2:table-cell prfx1:value-type="float" prfx1:value="2022" prfx2:formula="[.D5]">
            <prfx3:p xmlns:prfx3="urn:oasis:names:tc:opendocument:xmlns:text:1.0">2022</prfx3:p>
          </prfx2:table-cell>
          <prfx2:table-cell prfx1:value-type="float" prfx1:value="2023" prfx2:formula="[.E5]">
            <prfx3:p xmlns:prfx3="urn:oasis:names:tc:opendocument:xmlns:text:1.0">2023</prfx3:p>
          </prfx2:table-cell>
        </prfx2:table-row>
        <prfx2:table-row>
          <prfx2:table-cell prfx1:value-type="string" prfx1:string-value="value">
            <prfx3:p xmlns:prfx3="urn:oasis:names:tc:opendocument:xmlns:text:1.0">value</prfx3:p>
          </prfx2:table-cell>
          <prfx2:table-cell prfx1:value-type="float" prfx1:value="-100" prfx2:formula="[.B6]">
            <prfx3:p xmlns:prfx3="urn:oasis:names:tc:opendocument:xmlns:text:1.0">-100</prfx3:p>
          </prfx2:table-cell>
          <prfx2:table-cell prfx1:value-type="float" prfx1:value="-50" prfx2:formula="[.C6]">
            <prfx3:p xmlns:prfx3="urn:oasis:names:tc:opendocument:xmlns:text:1.0">-50</prfx3:p>
          </prfx2:table-cell>
          <prfx2:table-cell prfx1:value-type="float" prfx1:value="150" prfx2:formula="[.D6]">
            <prfx3:p xmlns:prfx3="urn:oasis:names:tc:opendocument:xmlns:text:1.0">150</prfx3:p>
          </prfx2:table-cell>
          <prfx2:table-cell prfx1:value-type="float" prfx1:value="500" prfx2:formula="[.E6]">
            <prfx3:p xmlns:prfx3="urn:oasis:names:tc:opendocument:xmlns:text:1.0">500</prfx3:p>
          </prfx2:table-cell>
        </prfx2:table-row>
        <prfx2:table-row>
          <prfx2:table-cell prfx1:value-type="string" prfx1:string-value="discount">
            <prfx3:p xmlns:prfx3="urn:oasis:names:tc:opendocument:xmlns:text:1.0">discount</prfx3:p>
          </prfx2:table-cell>
          <prfx2:table-cell prfx1:value-type="float" prfx1:value="-100" prfx2:formula="([.B8]/((1+[.B4])^([.B7]-[.B1])))">
            <prfx3:p xmlns:prfx3="urn:oasis:names:tc:opendocument:xmlns:text:1.0">-100</prfx3:p>
          </prfx2:table-cell>
          <prfx2:table-cell prfx1:value-type="float" prfx1:value="-45.45454545454545" prfx2:formula="([.C8]/((1+[.B4])^([.C7]-[.B1])))">
            <prfx3:p xmlns:prfx3="urn:oasis:names:tc:opendocument:xmlns:text:1.0">-45.45454545454545</prfx3:p>
          </prfx2:table-cell>
          <prfx2:table-cell prfx1:value-type="float" prfx1:value="123.96694214876031" prfx2:formula="([.D8]/((1+[.B4])^([.D7]-[.B1])))">
            <prfx3:p xmlns:prfx3="urn:oasis:names:tc:opendocument:xmlns:text:1.0">123.96694214876031</prfx3:p>
          </prfx2:table-cell>
          <prfx2:table-cell prfx1:value-type="float" prfx1:value="375.65740045078877" prfx2:formula="([.E8]/((1+[.B4])^([.E7]-[.B1])))">
            <prfx3:p xmlns:prfx3="urn:oasis:names:tc:opendocument:xmlns:text:1.0">375.65740045078877</prfx3:p>
          </prfx2:table-cell>
        </prfx2:table-row>
        <prfx2:table-row>
          <prfx2:table-cell prfx1:value-type="string" prfx1:string-value="">
            <prfx3:p xmlns:prfx3="urn:oasis:names:tc:opendocument:xmlns:text:1.0"/>
          </prfx2:table-cell>
          <prfx2:table-cell prfx1:value-type="float" prfx1:value="-100" prfx2:formula="[.B9]">
            <prfx3:p xmlns:prfx3="urn:oasis:names:tc:opendocument:xmlns:text:1.0">-100</prfx3:p>
          </prfx2:table-cell>
          <prfx2:table-cell prfx1:value-type="float" prfx1:value="-45.45454545454545" prfx2:formula="[.C9]">
            <prfx3:p xmlns:prfx3="urn:oasis:names:tc:opendocument:xmlns:text:1.0">-45.45454545454545</prfx3:p>
          </prfx2:table-cell>
          <prfx2:table-cell prfx1:value-type="float" prfx1:value="123.96694214876031" prfx2:formula="[.D9]">
            <prfx3:p xmlns:prfx3="urn:oasis:names:tc:opendocument:xmlns:text:1.0">123.96694214876031</prfx3:p>
          </prfx2:table-cell>
          <prfx2:table-cell prfx1:value-type="float" prfx1:value="375.65740045078877" prfx2:formula="[.E9]">
            <prfx3:p xmlns:prfx3="urn:oasis:names:tc:opendocument:xmlns:text:1.0">375.65740045078877</prfx3:p>
          </prfx2:table-cell>
        </prfx2:table-row>
        <prfx2:table-row>
          <prfx2:table-cell prfx1:value-type="string" prfx1:string-value="discounted-cashflows">
            <prfx3:p xmlns:prfx3="urn:oasis:names:tc:opendocument:xmlns:text:1.0">discounted-cashflows</prfx3:p>
          </prfx2:table-cell>
          <prfx2:table-cell prfx1:value-type="float" prfx1:value="-100" prfx2:formula="[.B10]">
            <prfx3:p xmlns:prfx3="urn:oasis:names:tc:opendocument:xmlns:text:1.0">-100</prfx3:p>
          </prfx2:table-cell>
          <prfx2:table-cell prfx1:value-type="float" prfx1:value="-45.45454545454545" prfx2:formula="[.C10]">
            <prfx3:p xmlns:prfx3="urn:oasis:names:tc:opendocument:xmlns:text:1.0">-45.45454545454545</prfx3:p>
          </prfx2:table-cell>
          <prfx2:table-cell prfx1:value-type="float" prfx1:value="123.96694214876031" prfx2:formula="[.D10]">
            <prfx3:p xmlns:prfx3="urn:oasis:names:tc:opendocument:xmlns:text:1.0">123.96694214876031</prfx3:p>
          </prfx2:table-cell>
          <prfx2:table-cell prfx1:value-type="float" prfx1:value="375.65740045078877" prfx2:formula="[.E10]">
            <prfx3:p xmlns:prfx3="urn:oasis:names:tc:opendocument:xmlns:text:1.0">375.65740045078877</prfx3:p>
          </prfx2:table-cell>
        </prfx2:table-row>
        <prfx2:table-row>
          <prfx2:table-cell prfx1:value-type="string" prfx1:string-value="discounted-cashflows">
            <prfx3:p xmlns:prfx3="urn:oasis:names:tc:opendocument:xmlns:text:1.0">discounted-cashflows</prfx3:p>
          </prfx2:table-cell>
          <prfx2:table-cell prfx1:value-type="float" prfx1:value="-100" prfx2:formula="[.B11]">
            <prfx3:p xmlns:prfx3="urn:oasis:names:tc:opendocument:xmlns:text:1.0">-100</prfx3:p>
          </prfx2:table-cell>
          <prfx2:table-cell prfx1:value-type="float" prfx1:value="-45.45454545454545" prfx2:formula="[.C11]">
            <prfx3:p xmlns:prfx3="urn:oasis:names:tc:opendocument:xmlns:text:1.0">-45.45454545454545</prfx3:p>
          </prfx2:table-cell>
          <prfx2:table-cell prfx1:value-type="float" prfx1:value="123.96694214876031" prfx2:formula="[.D11]">
            <prfx3:p xmlns:prfx3="urn:oasis:names:tc:opendocument:xmlns:text:1.0">123.96694214876031</prfx3:p>
          </prfx2:table-cell>
          <prfx2:table-cell prfx1:value-type="float" prfx1:value="375.65740045078877" prfx2:formula="[.E11]">
            <prfx3:p xmlns:prfx3="urn:oasis:names:tc:opendocument:xmlns:text:1.0">375.65740045078877</prfx3:p>
          </prfx2:table-cell>
        </prfx2:table-row>
        <prfx2:table-row>
          <prfx2:table-cell prfx1:value-type="string" prfx1:string-value="year">
            <prfx3:p xmlns:prfx3="urn:oasis:names:tc:opendocument:xmlns:text:1.0">year</prfx3:p>
          </prfx2:table-cell>
          <prfx2:table-cell prfx1:value-type="float" prfx1:value="2023" prfx2:formula="[.E1]">
            <prfx3:p xmlns:prfx3="urn:oasis:names:tc:opendocument:xmlns:text:1.0">2023</prfx3:p>
          </prfx2:table-cell>
        </prfx2:table-row>
        <prfx2:table-row>
          <prfx2:table-cell prfx1:value-type="string" prfx1:string-value="terminal-value">
            <prfx3:p xmlns:prfx3="urn:oasis:names:tc:opendocument:xmlns:text:1.0">terminal-value</prfx3:p>
          </prfx2:table-cell>
          <prfx2:table-cell prfx1:value-type="float" prfx1:value="7357.142857142857" prfx2:formula="(([.E2]*(1+[.B3]))/([.B4]-[.B3]))">
            <prfx3:p xmlns:prfx3="urn:oasis:names:tc:opendocument:xmlns:text:1.0">7357.142857142857</prfx3:p>
          </prfx2:table-cell>
        </prfx2:table-row>
        <prfx2:table-row>
          <prfx2:table-cell prfx1:value-type="string" prfx1:string-value="value">
            <prfx3:p xmlns:prfx3="urn:oasis:names:tc:opendocument:xmlns:text:1.0">value</prfx3:p>
          </prfx2:table-cell>
          <prfx2:table-cell prfx1:value-type="float" prfx1:value="7357.142857142857" prfx2:formula="[.B14]">
            <prfx3:p xmlns:prfx3="urn:oasis:names:tc:opendocument:xmlns:text:1.0">7357.142857142857</prfx3:p>
          </prfx2:table-cell>
        </prfx2:table-row>
        <prfx2:table-row>
          <prfx2:table-cell prfx1:value-type="string" prfx1:string-value="discount">
            <prfx3:p xmlns:prfx3="urn:oasis:names:tc:opendocument:xmlns:text:1.0">discount</prfx3:p>
          </prfx2:table-cell>
          <prfx2:table-cell prfx1:value-type="float" prfx1:value="5527.530320918749" prfx2:formula="([.B15]/((1+[.B4])^([.B13]-[.B1])))">
            <prfx3:p xmlns:prfx3="urn:oasis:names:tc:opendocument:xmlns:text:1.0">5527.530320918749</prfx3:p>
          </prfx2:table-cell>
        </prfx2:table-row>
        <prfx2:table-row>
          <prfx2:table-cell prfx1:value-type="string" prfx1:string-value="discounted-terminal-value">
            <prfx3:p xmlns:prfx3="urn:oasis:names:tc:opendocument:xmlns:text:1.0">discounted-terminal-value</prfx3:p>
          </prfx2:table-cell>
          <prfx2:table-cell prfx1:value-type="float" prfx1:value="5527.530320918749" prfx2:formula="[.B16]">
            <prfx3:p xmlns:prfx3="urn:oasis:names:tc:opendocument:xmlns:text:1.0">5527.530320918749</prfx3:p>
          </prfx2:table-cell>
        </prfx2:table-row>
        <prfx2:table-row>
          <prfx2:table-cell prfx1:value-type="string" prfx1:string-value="t">
            <prfx3:p xmlns:prfx3="urn:oasis:names:tc:opendocument:xmlns:text:1.0">t</prfx3:p>
          </prfx2:table-cell>
          <prfx2:table-cell prfx1:value-type="float" prfx1:value="-100" prfx2:formula="[.B12]">
            <prfx3:p xmlns:prfx3="urn:oasis:names:tc:opendocument:xmlns:text:1.0">-100</prfx3:p>
          </prfx2:table-cell>
          <prfx2:table-cell prfx1:value-type="float" prfx1:value="-45.45454545454545" prfx2:formula="[.C12]">
            <prfx3:p xmlns:prfx3="urn:oasis:names:tc:opendocument:xmlns:text:1.0">-45.45454545454545</prfx3:p>
          </prfx2:table-cell>
          <prfx2:table-cell prfx1:value-type="float" prfx1:value="123.96694214876031" prfx2:formula="[.D12]">
            <prfx3:p xmlns:prfx3="urn:oasis:names:tc:opendocument:xmlns:text:1.0">123.96694214876031</prfx3:p>
          </prfx2:table-cell>
          <prfx2:table-cell prfx1:value-type="float" prfx1:value="375.65740045078877" prfx2:formula="[.E12]">
            <prfx3:p xmlns:prfx3="urn:oasis:names:tc:opendocument:xmlns:text:1.0">375.65740045078877</prfx3:p>
          </prfx2:table-cell>
        </prfx2:table-row>
        <prfx2:table-row>
          <prfx2:table-cell prfx1:value-type="string" prfx1:string-value="c">
            <prfx3:p xmlns:prfx3="urn:oasis:names:tc:opendocument:xmlns:text:1.0">c</prfx3:p>
          </prfx2:table-cell>
          <prfx2:table-cell prfx1:value-type="float" prfx1:value="0">
            <prfx3:p xmlns:prfx3="urn:oasis:names:tc:opendocument:xmlns:text:1.0">0</prfx3:p>
          </prfx2:table-cell>
          <prfx2:table-cell prfx1:value-type="float" prfx1:value="-100" prfx2:formula="[.B20]">
            <prfx3:p xmlns:prfx3="urn:oasis:names:tc:opendocument:xmlns:text:1.0">-100</prfx3:p>
          </prfx2:table-cell>
          <prfx2:table-cell prfx1:value-type="float" prfx1:value="-145.45454545454544" prfx2:formula="[.C20]">
            <prfx3:p xmlns:prfx3="urn:oasis:names:tc:opendocument:xmlns:text:1.0">-145.45454545454544</prfx3:p>
          </prfx2:table-cell>
          <prfx2:table-cell prfx1:value-type="float" prfx1:value="-21.48760330578513" prfx2:formula="[.D20]">
            <prfx3:p xmlns:prfx3="urn:oasis:names:tc:opendocument:xmlns:text:1.0">-21.48760330578513</prfx3:p>
          </prfx2:table-cell>
        </prfx2:table-row>
        <prfx2:table-row>
          <prfx2:table-cell prfx1:value-type="string" prfx1:string-value="">
            <prfx3:p xmlns:prfx3="urn:oasis:names:tc:opendocument:xmlns:text:1.0"/>
          </prfx2:table-cell>
          <prfx2:table-cell prfx1:value-type="float" prfx1:value="-100" prfx2:formula="([.B18]+[.B19])">
            <prfx3:p xmlns:prfx3="urn:oasis:names:tc:opendocument:xmlns:text:1.0">-100</prfx3:p>
          </prfx2:table-cell>
          <prfx2:table-cell prfx1:value-type="float" prfx1:value="-145.45454545454544" prfx2:formula="([.C18]+[.C19])">
            <prfx3:p xmlns:prfx3="urn:oasis:names:tc:opendocument:xmlns:text:1.0">-145.45454545454544</prfx3:p>
          </prfx2:table-cell>
          <prfx2:table-cell prfx1:value-type="float" prfx1:value="-21.48760330578513" prfx2:formula="([.D18]+[.D19])">
            <prfx3:p xmlns:prfx3="urn:oasis:names:tc:opendocument:xmlns:text:1.0">-21.48760330578513</prfx3:p>
          </prfx2:table-cell>
          <prfx2:table-cell prfx1:value-type="float" prfx1:value="354.16979714500366" prfx2:formula="([.E18]+[.E19])">
            <prfx3:p xmlns:prfx3="urn:oasis:names:tc:opendocument:xmlns:text:1.0">354.16979714500366</prfx3:p>
          </prfx2:table-cell>
        </prfx2:table-row>
        <prfx2:table-row>
          <prfx2:table-cell prfx1:value-type="string" prfx1:string-value="total">
            <prfx3:p xmlns:prfx3="urn:oasis:names:tc:opendocument:xmlns:text:1.0">total</prfx3:p>
          </prfx2:table-cell>
          <prfx2:table-cell prfx1:value-type="float" prfx1:value="5881.700118063753" prfx2:formula="([.E20]+[.B17])">
            <prfx3:p xmlns:prfx3="urn:oasis:names:tc:opendocument:xmlns:text:1.0">5881.700118063753</prfx3:p>
          </prfx2:table-cell>
        </prfx2:table-row>
        <prfx2:table-row>
          <prfx2:table-cell prfx1:value-type="string" prfx1:string-value="dcf-value">
            <prfx3:p xmlns:prfx3="urn:oasis:names:tc:opendocument:xmlns:text:1.0">dcf-value</prfx3:p>
          </prfx2:table-cell>
          <prfx2:table-cell prfx1:value-type="float" prfx1:value="5881.700118063753" prfx2:formula="[.B21]">
            <prfx3:p xmlns:prfx3="urn:oasis:names:tc:opendocument:xmlns:text:1.0">5881.700118063753</prfx3:p>
          </prfx2:table-cell>
        </prfx2:table-row>
        <prfx2:table-row>
          <prfx2:table-cell prfx1:value-type="string" prfx1:string-value="result">
            <prfx3:p xmlns:prfx3="urn:oasis:names:tc:opendocument:xmlns:text:1.0">result</prfx3:p>
          </prfx2:table-cell>
          <prfx2:table-cell prfx1:value-type="float" prfx1:value="5881.700118063753" prfx2:formula="[.B22]">
            <prfx3:p xmlns:prfx3="urn:oasis:names:tc:opendocument:xmlns:text:1.0">5881.700118063753</prfx3:p>
          </prfx2:table-cell>
        </prfx2:table-row>
      </prfx2:table>
    </prfx1:spreadsheet>
  </prfx1:body>
</prfx1:document-content>
</file>